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10294eb4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officeooo:rsid="0673d7fc"/>
    </style:style>
    <style:style style:name="T26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4" style:family="text">
      <style:text-properties style:text-line-through-style="none" style:text-line-through-type="none" style:font-name="Liberation Sans" style:text-underline-style="none" officeooo:rsid="0b0f3a36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e83c34e"/>
    </style:style>
    <style:style style:name="T26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fo:language="en" fo:country="GB" style:font-size-complex="12pt"/>
    </style:style>
    <style:style style:name="T270" style:family="text">
      <style:text-properties fo:language="en" fo:country="GB" officeooo:rsid="0f28d107" style:font-size-complex="12pt"/>
    </style:style>
    <style:style style:name="T27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size="8pt" style:font-size-asian="8pt" style:font-size-complex="8pt" loext:padding="0.049cm" loext:border="0.31pt solid #000000"/>
    </style:style>
    <style:style style:name="T273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2">Checklist for installing</text:span></text:span><text:span text:style-name="T201">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63"><text:s/></text:span></text:span><text:span text:style-name="Strong_20_Emphasis"><text:span text:style-name="T164">LTS</text:span></text:span><text:span text:style-name="T203"><text:note text:id="ftn1" text:note-class="footnote"><text:note-citation>1</text:note-citation><text:note-body><text:p text:style-name="P29"><text:span text:style-name="T189">L</text:span><text:span text:style-name="T190">TS stands for Long-Term Support, and this </text:span><text:span text:style-name="T197">June</text:span><text:span text:style-name="T191"> </text:span><text:span text:style-name="Strong_20_Emphasis"><text:span text:style-name="T113"><text:user-field-get text:name="Releaseyear">2023</text:user-field-get></text:span></text:span><text:span text:style-name="T193"><text:s/>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65"><text:s/></text:span></text:span><text:span text:style-name="T191">LTS </text:span><text:span text:style-name="T200"><text:user-field-get text:name="Edition">desktop</text:user-field-get></text:span><text:span text:style-name="T191"><text:s/></text:span><text:span text:style-name="T192">(</text:span><text:span text:style-name="T190">codenamed</text:span><text:span text:style-name="T192"> </text:span><text:span text:style-name="T196">bookworm</text:span><text:span text:style-name="T192">) </text:span><text:span text:style-name="T190">will be </text:span><text:span text:style-name="T195">supported</text:span><text:span text:style-name="T190"> for five years until </text:span><text:span text:style-name="T197">June</text:span><text:span text:style-name="T191"> </text:span><text:span text:style-name="T189">202</text:span><text:span text:style-name="T197">8</text:span><text:span text:style-name="T194">.</text:span></text:p></text:note-body></text:note></text:span><text:span text:style-name="T204"> </text:span><text:span text:style-name="T204"><text:user-field-get text:name="Edition">desktop</text:user-field-get></text:span><text:span text:style-name="T206">.</text:span></text:p>
      <text:p text:style-name="P49"/>
      <text:p text:style-name="P47"><text:span text:style-name="T18">Fill in the </text:span><text:span text:style-name="Strong_20_Emphasis"><text:span text:style-name="T252"><text:s/></text:span></text:span><text:span text:style-name="Strong_20_Emphasis"><text:span text:style-name="T25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7">user</text:span></text:span><text:span text:style-name="T216"><text:tab/><text:tab/></text:span><text:span text:style-name="T215"> <text:tab/><text:tab/><text:tab/></text:span><text:span text:style-name="T217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7"><text:tab/></text:span><text:span text:style-name="T218">[</text:span><text:span text:style-name="T219">full </text:span><text:span text:style-name="T209">na</text:span><text:span text:style-name="T210">me,</text:span><text:span text:style-name="T209"> </text:span><text:span text:style-name="T210">e.g.</text:span><text:span text:style-name="T209"> </text:span><text:span text:style-name="T211">J</text:span><text:span text:style-name="T220">a</text:span><text:span text:style-name="T211">n </text:span><text:span text:style-name="T220">Jansen</text:span><text:span text:style-name="T221">]</text:span></text:p>
      <text:p text:style-name="P54"><text:span text:style-name="Definition"><text:span text:style-name="T208">USER</text:span></text:span><text:span text:style-name="Definition"><text:span text:style-name="T265">na</text:span></text:span><text:span text:style-name="Definition"><text:span text:style-name="T268">me</text:span></text:span><text:span text:style-name="T207"><text:tab/><text:tab/><text:tab/></text:span><text:span text:style-name="T207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6">j</text:span><text:span text:style-name="T167">a</text:span><text:span text:style-name="T166">n</text:span><text:span text:style-name="T168">]</text:span></text:p>
      <text:p text:style-name="P50"><text:span text:style-name="Definition"><text:span text:style-name="T265">COMPUTERNA</text:span></text:span><text:span text:style-name="Definition"><text:span text:style-name="T268">me</text:span></text:span><text:span text:style-name="T222"><text:tab/></text:span><text:span text:style-name="T265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5"><text:tab/></text:span><text:span text:style-name="T226">[</text:span><text:span text:style-name="T223">na</text:span><text:span text:style-name="T227">me of the</text:span><text:span text:style-name="T223"> compute</text:span><text:span text:style-name="T224">r, </text:span><text:span text:style-name="T227">e.g.</text:span><text:span text:style-name="T228"> </text:span><text:span text:style-name="T229">pc02</text:span><text:span text:style-name="T226">]</text:span></text:p>
      <text:p text:style-name="P50"><text:span text:style-name="Definition"><text:span text:style-name="T265">START</text:span></text:span><text:span text:style-name="Definition"><text:span text:style-name="T268">up</text:span></text:span><text:span text:style-name="Definition"><text:span text:style-name="T265">MEnU</text:span></text:span><text:span text:style-name="T217"><text:tab/><text:tab/></text:span><text:span text:style-name="T217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7"><text:tab/></text:span><text:span text:style-name="T226">[</text:span><text:span text:style-name="T223">key for the bootable medium</text:span><text:span text:style-name="T230">]</text:span></text:p>
      <text:p text:style-name="P50"><text:span text:style-name="Definition"><text:span text:style-name="T225">SETTINGS</text:span></text:span><text:span text:style-name="T225"> <text:tab/><text:tab/><text:tab/></text:span><text:span text:style-name="T225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5"><text:tab/></text:span><text:span text:style-name="T226">[</text:span><text:span text:style-name="T223">key for the UEFI BIOS screen</text:span><text:span text:style-name="T226">]</text:span></text:p>
      <text:p text:style-name="P50"><text:span text:style-name="Definition"><text:span text:style-name="T232">USER2</text:span></text:span><text:span text:style-name="T231"><text:tab/></text:span><text:span text:style-name="T215"> <text:tab/><text:tab/><text:tab/></text:span><text:span text:style-name="T217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7"><text:tab/></text:span><text:span text:style-name="T218">[</text:span><text:span text:style-name="T209">na</text:span><text:span text:style-name="T212">me</text:span><text:span text:style-name="T209"> possibly</text:span><text:span text:style-name="T213"> 2</text:span><text:span text:style-name="T243">nd</text:span><text:span text:style-name="T213"> USER</text:span><text:span text:style-name="T214">]</text:span></text:p>
      <text:p text:style-name="P54"><text:span text:style-name="Definition"><text:span text:style-name="T232">USERN</text:span></text:span><text:span text:style-name="Definition"><text:span text:style-name="T233">a</text:span></text:span><text:span text:style-name="Definition"><text:span text:style-name="T234">me</text:span></text:span><text:span text:style-name="Definition"><text:span text:style-name="T232">2</text:span></text:span><text:span text:style-name="Definition"><text:span text:style-name="T239"><text:tab/><text:tab/></text:span></text:span><text:span text:style-name="T207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7"><text:tab/></text:span><text:span text:style-name="T236">[</text:span><text:span text:style-name="T237">user</text:span><text:span text:style-name="T235"> na</text:span><text:span text:style-name="T238">me</text:span><text:span text:style-name="T240"> possibly</text:span><text:span text:style-name="T241"> 2</text:span><text:span text:style-name="T244">nd</text:span><text:span text:style-name="T241"> USER</text:span><text:span text:style-name="T242">]</text:span></text:p>
      <text:p text:style-name="P50"><text:span text:style-name="T169">Replace the </text:span><text:span text:style-name="T181">underlined</text:span><text:span text:style-name="T169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9">.</text:span></text:p>
      <text:p text:style-name="P7"/>
      <text:p text:style-name="P7"/>
      <text:p text:style-name="P51"><text:span text:style-name="T177">Not yet on Linux?</text:span><text:span text:style-name="T170"><text:tab/></text:span><text:span text:style-name="T175"><text:tab/></text:span><text:span text:style-name="T176">Use</text:span><text:span text:style-name="T171"> </text:span><text:span text:style-name="Strong_20_Emphasis"><text:span text:style-name="T179">Checklist m</text:span></text:span><text:span text:style-name="Strong_20_Emphasis"><text:span text:style-name="T180">oving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</text:span><text:span text:style-name="T174">u</text:span><text:span text:style-name="T172">nder </text:span><text:span text:style-name="T178">Linux</text:span><text:span text:style-name="T173">.</text:span></text:p>
      <text:p text:style-name="P46"><text:span text:style-name="T259">New installation?</text:span><text:span text:style-name="T261"><text:tab/></text:span><text:span text:style-name="T262"></text:span><text:span text:style-name="T263"><text:tab/>Start at chapter </text:span><text:span text:style-name="T260"><text:bookmark-ref text:reference-format="page" text:ref-name="__RefNumPara__4009_12717081281">2</text:bookmark-ref></text:span><text:span text:style-name="T260"><text:s/></text:span><text:span text:style-name="T260"><text:bookmark-ref text:reference-format="text" text:ref-name="__RefNumPara__4009_12717081281">Perform installation</text:bookmark-ref></text:span><text:span text:style-name="T264">.</text:span></text:p>
      <text:p text:style-name="P48"/>
      <text:p text:style-name="P50"><text:span text:style-name="Strong_20_Emphasis"><text:span text:style-name="T33"/></text:span></text:p>
      <text:list xml:id="list791962612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2">Login any additional </text:span></text:span><text:span text:style-name="Definition"><text:span text:style-name="T247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2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40950708390796" text:continue-numbering="true" text:style-name="L1">
        <text:list-item>
          <text:p text:style-name="P86"><text:bookmark-start text:name="__RefNumPara__4009_12717081281"/><text:span text:style-name="Strong_20_Emphasis"><text:span text:style-name="T182">Perform installation</text:span></text:span><text:bookmark-end text:name="__RefNumPara__4009_12717081281"/></text:p>
        </text:list-item>
      </text:list>
      <text:p text:style-name="P69"><text:span text:style-name="Strong_20_Emphasis"><text:span text:style-name="T18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3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61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T184">Live</text:span><text:span text:style-name="T101"><text:note text:id="ftn5" text:note-class="footnote"><text:note-citation>1</text:note-citation><text:note-body><text:p text:style-name="P6"><text:span text:style-name="T245">From a Live USB stick (or DVD) you can boot and work with</text:span> <text:span text:style-name="T187"><text:user-field-get text:name="Distro">Debian</text:user-field-get></text:span><text:span text:style-name="T188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1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8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1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1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1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9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6">S</text:span><text:span text:style-name="T107">tart up</text:span><text:span text:style-name="T100">/boot menu via </text:span><text:span text:style-name="Definition"><text:span text:style-name="T269">START</text:span></text:span><text:span text:style-name="Definition"><text:span text:style-name="T270">up</text:span></text:span><text:span text:style-name="Definition"><text:span text:style-name="T269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3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78">E</text:span></text:span><text:span text:style-name="Strong_20_Emphasis"><text:span text:style-name="T70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40951443513842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2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40949602011094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6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1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2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7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6">Written</text:span></text:span><text:span text:style-name="Emphasis"><text:span text:style-name="T254"> </text:span></text:span><text:span text:style-name="Emphasis"><text:span text:style-name="T256">by</text:span></text:span><text:span text:style-name="Emphasis"><text:span text:style-name="T2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4">, </text:span></text:span><text:a xlink:type="simple" xlink:href="https://creativecommons.org/publicdomain/zero/1.0" text:style-name="Internet_20_link" text:visited-style-name="Visited_20_Internet_20_Link"><text:span text:style-name="Emphasis"><text:span text:style-name="T257">CC0 1.0 Universal</text:span></text:span></text:a><text:span text:style-name="Emphasis"><text:span text:style-name="T254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7T14:09:49.166883495">07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7T14:09:49.045975808</dc:date>
    <meta:keyword>Installatie</meta:keyword>
    <meta:keyword>Checklist</meta:keyword>
    <meta:keyword>Linux</meta:keyword>
    <meta:editing-cycles>6850</meta:editing-cycles>
    <meta:editing-duration>P12DT1H39M55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3" meta:character-count="4129" meta:non-whitespace-character-count="3500"/>
    <meta:user-defined meta:name="Info 1"/>
    <meta:user-defined meta:name="Info 2"/>
    <meta:user-defined meta:name="Info 3"/>
    <meta:user-defined meta:name="Info 4"/>
  </office:meta>
</office:document-meta>
</file>